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62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161in"/>
    </style:style>
    <style:style style:name="co5" style:family="table-column">
      <style:table-column-properties fo:break-before="auto" style:column-width="1.2807in"/>
    </style:style>
    <style:style style:name="co6" style:family="table-column">
      <style:table-column-properties fo:break-before="auto" style:column-width="1.3339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1" office:value-type="string">
            <text:p>MONDAY</text:p>
          </table:table-cell>
          <table:table-cell table:style-name="ce5" office:value-type="string">
            <text:p> </text:p>
          </table:table-cell>
          <table:table-cell/>
        </table:table-row>
        <table:table-row table:style-name="ro1">
          <table:table-cell office:value-type="date" office:date-value="2010-05-31">
            <text:p>2010-05-31</text:p>
          </table:table-cell>
          <table:table-cell office:value-type="string">
            <text:p>Alex Winfrey</text:p>
          </table:table-cell>
          <table:table-cell/>
        </table:table-row>
        <table:table-row table:style-name="ro1">
          <table:table-cell table:formula="of:=[.A2]+7" office:value-type="date" office:date-value="2010-06-07">
            <text:p>2010-06-07</text:p>
          </table:table-cell>
          <table:table-cell office:value-type="string">
            <text:p>Karen Baker</text:p>
          </table:table-cell>
          <table:table-cell/>
        </table:table-row>
        <table:table-row table:style-name="ro1">
          <table:table-cell table:formula="of:=[.A3]+7" office:value-type="date" office:date-value="2010-06-14">
            <text:p>2010-06-14</text:p>
          </table:table-cell>
          <table:table-cell office:value-type="string">
            <text:p>Paula Crosby</text:p>
          </table:table-cell>
          <table:table-cell/>
        </table:table-row>
        <table:table-row table:style-name="ro1">
          <table:table-cell table:formula="of:=[.A4]+7" office:value-type="date" office:date-value="2010-06-21">
            <text:p>2010-06-21</text:p>
          </table:table-cell>
          <table:table-cell office:value-type="string">
            <text:p>Leslie Crabtree</text:p>
          </table:table-cell>
          <table:table-cell/>
        </table:table-row>
        <table:table-row table:style-name="ro1">
          <table:table-cell table:style-name="ce3" office:value-type="string">
            <text:p>TUESDAY</text:p>
          </table:table-cell>
          <table:table-cell table:number-columns-repeated="2"/>
        </table:table-row>
        <table:table-row table:style-name="ro1">
          <table:table-cell table:formula="of:=[.A2]+1" office:value-type="date" office:date-value="2010-06-01">
            <text:p>2010-06-01</text:p>
          </table:table-cell>
          <table:table-cell office:value-type="string">
            <text:p>Cathy Romano</text:p>
          </table:table-cell>
          <table:table-cell/>
        </table:table-row>
        <table:table-row table:style-name="ro1">
          <table:table-cell table:formula="of:=[.A3]+1" office:value-type="date" office:date-value="2010-06-08">
            <text:p>2010-06-08</text:p>
          </table:table-cell>
          <table:table-cell office:value-type="string">
            <text:p>Bonnie Germroth</text:p>
          </table:table-cell>
          <table:table-cell/>
        </table:table-row>
        <table:table-row table:style-name="ro1">
          <table:table-cell table:formula="of:=[.A4]+1" office:value-type="date" office:date-value="2010-06-15">
            <text:p>2010-06-15</text:p>
          </table:table-cell>
          <table:table-cell office:value-type="string">
            <text:p>Cathy Romano</text:p>
          </table:table-cell>
          <table:table-cell/>
        </table:table-row>
        <table:table-row table:style-name="ro1">
          <table:table-cell table:formula="of:=[.A5]+1" office:value-type="date" office:date-value="2010-06-22">
            <text:p>2010-06-22</text:p>
          </table:table-cell>
          <table:table-cell office:value-type="string">
            <text:p>Bonnie Germroth</text:p>
          </table:table-cell>
          <table:table-cell/>
        </table:table-row>
        <table:table-row table:style-name="ro1">
          <table:table-cell table:style-name="ce3" office:value-type="string">
            <text:p>WEDNESDAY</text:p>
          </table:table-cell>
          <table:table-cell table:number-columns-repeated="2"/>
        </table:table-row>
        <table:table-row table:style-name="ro1">
          <table:table-cell table:formula="of:=[.A7]+1" office:value-type="date" office:date-value="2010-06-02">
            <text:p>2010-06-02</text:p>
          </table:table-cell>
          <table:table-cell office:value-type="string">
            <text:p>Amy Bevins</text:p>
          </table:table-cell>
          <table:table-cell/>
        </table:table-row>
        <table:table-row table:style-name="ro1">
          <table:table-cell table:formula="of:=[.A8]+1" office:value-type="date" office:date-value="2010-06-09">
            <text:p>2010-06-09</text:p>
          </table:table-cell>
          <table:table-cell office:value-type="string">
            <text:p>Mike Toothman</text:p>
          </table:table-cell>
          <table:table-cell/>
        </table:table-row>
        <table:table-row table:style-name="ro1">
          <table:table-cell table:formula="of:=[.A9]+1" office:value-type="date" office:date-value="2010-06-16">
            <text:p>2010-06-16</text:p>
          </table:table-cell>
          <table:table-cell office:value-type="string">
            <text:p>Joel Black</text:p>
          </table:table-cell>
          <table:table-cell/>
        </table:table-row>
        <table:table-row table:style-name="ro1">
          <table:table-cell table:formula="of:=[.A10]+1" office:value-type="date" office:date-value="2010-06-23">
            <text:p>2010-06-23</text:p>
          </table:table-cell>
          <table:table-cell office:value-type="string">
            <text:p>Carolyn Rill</text:p>
          </table:table-cell>
          <table:table-cell/>
        </table:table-row>
        <table:table-row table:style-name="ro1">
          <table:table-cell table:style-name="ce3" office:value-type="string">
            <text:p>THURSDAY</text:p>
          </table:table-cell>
          <table:table-cell table:number-columns-repeated="2"/>
        </table:table-row>
        <table:table-row table:style-name="ro1">
          <table:table-cell table:formula="of:=[.A12]+1" office:value-type="date" office:date-value="2010-06-03">
            <text:p>2010-06-03</text:p>
          </table:table-cell>
          <table:table-cell office:value-type="string">
            <text:p>Lois Herr</text:p>
          </table:table-cell>
          <table:table-cell/>
        </table:table-row>
        <table:table-row table:style-name="ro1">
          <table:table-cell table:formula="of:=[.A13]+1" office:value-type="date" office:date-value="2010-06-10">
            <text:p>2010-06-10</text:p>
          </table:table-cell>
          <table:table-cell office:value-type="string">
            <text:p>Cindy Eisenhart</text:p>
          </table:table-cell>
          <table:table-cell/>
        </table:table-row>
        <table:table-row table:style-name="ro1">
          <table:table-cell table:formula="of:=[.A14]+1" office:value-type="date" office:date-value="2010-06-17">
            <text:p>2010-06-17</text:p>
          </table:table-cell>
          <table:table-cell office:value-type="string">
            <text:p>Carolyn Murphy</text:p>
          </table:table-cell>
          <table:table-cell table:style-name="ce5"/>
        </table:table-row>
        <table:table-row table:style-name="ro1">
          <table:table-cell table:formula="of:=[.A15]+1" office:value-type="date" office:date-value="2010-06-24">
            <text:p>2010-06-24</text:p>
          </table:table-cell>
          <table:table-cell office:value-type="string">
            <text:p>Francesca Strecker</text:p>
          </table:table-cell>
          <table:table-cell/>
        </table:table-row>
        <table:table-row table:style-name="ro1">
          <table:table-cell table:style-name="ce3" office:value-type="string">
            <text:p>FRIDAY</text:p>
          </table:table-cell>
          <table:table-cell table:number-columns-repeated="2"/>
        </table:table-row>
        <table:table-row table:style-name="ro1">
          <table:table-cell table:formula="of:=[.A17]+1" office:value-type="date" office:date-value="2010-06-04">
            <text:p>2010-06-04</text:p>
          </table:table-cell>
          <table:table-cell office:value-type="string">
            <text:p>Alex Winfrey</text:p>
          </table:table-cell>
          <table:table-cell/>
        </table:table-row>
        <table:table-row table:style-name="ro1">
          <table:table-cell table:formula="of:=[.A18]+1" office:value-type="date" office:date-value="2010-06-11">
            <text:p>2010-06-11</text:p>
          </table:table-cell>
          <table:table-cell office:value-type="string">
            <text:p>Laura Shelton</text:p>
          </table:table-cell>
          <table:table-cell/>
        </table:table-row>
        <table:table-row table:style-name="ro1">
          <table:table-cell table:formula="of:=[.A19]+1" office:value-type="date" office:date-value="2010-06-18">
            <text:p>2010-06-18</text:p>
          </table:table-cell>
          <table:table-cell office:value-type="string">
            <text:p>Eva Andriuk</text:p>
          </table:table-cell>
          <table:table-cell/>
        </table:table-row>
        <table:table-row table:style-name="ro1">
          <table:table-cell table:formula="of:=[.A20]+1" office:value-type="date" office:date-value="2010-06-25">
            <text:p>2010-06-25</text:p>
          </table:table-cell>
          <table:table-cell office:value-type="string">
            <text:p>Jeff Hoyt</text:p>
          </table:table-cell>
          <table:table-cell/>
        </table:table-row>
        <table:table-row table:style-name="ro1">
          <table:table-cell table:style-name="ce4"/>
          <table:table-cell table:style-name="ce5"/>
          <table:table-cell/>
        </table:table-row>
        <table:table-row table:style-name="ro1">
          <table:table-cell table:style-name="ce5" office:value-type="string">
            <text:p>SUBSTITUTES</text:p>
          </table:table-cell>
          <table:table-cell table:style-name="ce5" office:value-type="string">
            <text:p>Becky Cruley</text:p>
          </table:table-cell>
          <table:table-cell/>
        </table:table-row>
        <table:table-row table:style-name="ro1">
          <table:table-cell table:style-name="ce6" office:value-type="string">
            <text:p> </text:p>
          </table:table-cell>
          <table:table-cell table:style-name="ce5" office:value-type="string">
            <text:p>Cathy Powers</text:p>
          </table:table-cell>
          <table:table-cell/>
        </table:table-row>
        <table:table-row table:style-name="ro1">
          <table:table-cell table:style-name="ce6" office:value-type="string">
            <text:p> </text:p>
          </table:table-cell>
          <table:table-cell table:style-name="ce5" office:value-type="string">
            <text:p>Lisa Barrett</text:p>
          </table:table-cell>
          <table:table-cell/>
        </table:table-row>
        <table:table-row table:style-name="ro2">
          <table:table-cell table:style-name="Default"/>
          <table:table-cell table:style-name="ce5"/>
          <table:table-cell/>
        </table:table-row>
        <table:table-row table:style-name="ro2">
          <table:table-cell table:style-name="Default"/>
          <table:table-cell office:value-type="string">
            <text:p>Kathy Webb </text:p>
          </table:table-cell>
          <table:table-cell office:value-type="string">
            <text:p>← must remove from schedule (until Summer)</text:p>
          </table:table-cell>
        </table:table-row>
        <table:table-row table:style-name="ro2">
          <table:table-cell table:style-name="ce7"/>
          <table:table-cell office:value-type="string">
            <text:p>Mike Todd</text:p>
          </table:table-cell>
          <table:table-cell office:value-type="string">
            <text:p>← must remove from schedule – work schedule changes</text:p>
          </table:table-cell>
        </table:table-row>
        <table:table-row table:style-name="ro3">
          <table:table-cell table:style-name="ce8" office:value-type="string">
            <text:p>3/29 - 4/2</text:p>
          </table:table-cell>
          <table:table-cell table:style-name="ce8" office:value-type="string">
            <text:p>Spring Vacation</text:p>
          </table:table-cell>
          <table:table-cell/>
        </table:table-row>
        <table:table-row table:style-name="ro3">
          <table:table-cell table:style-name="ce7" office:value-type="date" office:date-value="2010-04-09">
            <text:p>04/09/10</text:p>
          </table:table-cell>
          <table:table-cell table:style-name="ce8" office:value-type="string">
            <text:p>Third Grading Period Ends</text:p>
          </table:table-cell>
          <table:table-cell/>
        </table:table-row>
        <table:table-row table:style-name="ro3">
          <table:table-cell table:style-name="ce7" office:value-type="date" office:date-value="2010-04-12">
            <text:p>04/12/10</text:p>
          </table:table-cell>
          <table:table-cell table:style-name="ce8" office:value-type="string">
            <text:p>Student Holiday</text:p>
          </table:table-cell>
          <table:table-cell/>
        </table:table-row>
        <table:table-row table:style-name="ro4">
          <table:table-cell table:style-name="ce7" office:value-type="date" office:date-value="2010-05-28">
            <text:p>05/28/10</text:p>
          </table:table-cell>
          <table:table-cell table:style-name="ce8" office:value-type="string">
            <text:p>Students Released 2 Hours Early</text:p>
          </table:table-cell>
          <table:table-cell/>
        </table:table-row>
        <table:table-row table:style-name="ro3">
          <table:table-cell table:style-name="ce7" office:value-type="date" office:date-value="2010-05-31">
            <text:p>05/31/10</text:p>
          </table:table-cell>
          <table:table-cell table:style-name="ce8" office:value-type="string">
            <text:p>Memorial Day Holiday</text:p>
          </table:table-cell>
          <table:table-cell/>
        </table:table-row>
        <table:table-row table:style-name="ro4">
          <table:table-cell table:style-name="ce7" office:value-type="date" office:date-value="2010-06-17">
            <text:p>06/17/10</text:p>
          </table:table-cell>
          <table:table-cell table:style-name="ce8" office:value-type="string">
            <text:p>Graduation On or After This Date*</text:p>
          </table:table-cell>
          <table:table-cell/>
        </table:table-row>
        <table:table-row table:style-name="ro3">
          <table:table-cell table:style-name="ce7" office:value-type="date" office:date-value="2010-06-22">
            <text:p>06/22/10</text:p>
          </table:table-cell>
          <table:table-cell table:style-name="ce8" office:value-type="string">
            <text:p>Last Day of School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3" table:visibility="collapse" table:default-cell-style-name="ce10"/>
        <table:table-column table:style-name="co5" table:visibility="collapse" table:default-cell-style-name="ce10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6" table:default-cell-style-name="Default"/>
        <table:table-row table:style-name="ro3" table:number-rows-repeated="2">
          <table:table-cell table:number-columns-repeated="9"/>
        </table:table-row>
        <table:table-row table:style-name="ro3">
          <table:table-cell table:style-name="ce10" office:value-type="string">
            <text:p>Mon</text:p>
          </table:table-cell>
          <table:table-cell table:style-name="ce10" table:formula="of:=[Sheet1.A2]" office:value-type="date" office:date-value="2010-05-31">
            <text:p>05/31/10</text:p>
          </table:table-cell>
          <table:table-cell table:style-name="ce10" table:formula="of:=[Sheet1.B2]" office:value-type="string" office:string-value="Alex Winfrey">
            <text:p>Alex Winfrey</text:p>
          </table:table-cell>
          <table:table-cell table:formula="of:=OFFSET([Sheet1.A$3];0;0)" office:value-type="date" office:date-value="2010-06-07">
            <text:p>06/07/10</text:p>
          </table:table-cell>
          <table:table-cell table:formula="of:=OFFSET([Sheet1.B$3];0;0)" office:value-type="string" office:string-value="Karen Baker">
            <text:p>Karen Baker</text:p>
          </table:table-cell>
          <table:table-cell table:style-name="ce10" table:formula="of:=OFFSET([Sheet1.A$4];0;0)" office:value-type="date" office:date-value="2010-06-14">
            <text:p>06/14/10</text:p>
          </table:table-cell>
          <table:table-cell table:style-name="ce10" table:formula="of:=OFFSET([Sheet1.B$4];0;0)" office:value-type="string" office:string-value="Paula Crosby">
            <text:p>Paula Crosby</text:p>
          </table:table-cell>
          <table:table-cell table:style-name="ce10" table:formula="of:=OFFSET([Sheet1.A$5];0;0)" office:value-type="date" office:date-value="2010-06-21">
            <text:p>06/21/10</text:p>
          </table:table-cell>
          <table:table-cell table:style-name="ce10" table:formula="of:=OFFSET([Sheet1.B$5];0;0)" office:value-type="string" office:string-value="Leslie Crabtree">
            <text:p>Leslie Crabtree</text:p>
          </table:table-cell>
        </table:table-row>
        <table:table-row table:style-name="ro3">
          <table:table-cell table:style-name="ce10" office:value-type="string">
            <text:p>Tue</text:p>
          </table:table-cell>
          <table:table-cell table:style-name="ce10" table:formula="of:=[Sheet1.A7]" office:value-type="date" office:date-value="2010-06-01">
            <text:p>06/01/10</text:p>
          </table:table-cell>
          <table:table-cell table:style-name="ce10" table:formula="of:=[Sheet1.B7]" office:value-type="string" office:string-value="Cathy Romano">
            <text:p>Cathy Romano</text:p>
          </table:table-cell>
          <table:table-cell table:formula="of:=OFFSET([Sheet1.A$3];5;0)" office:value-type="date" office:date-value="2010-06-08">
            <text:p>06/08/10</text:p>
          </table:table-cell>
          <table:table-cell table:formula="of:=OFFSET([Sheet1.B$3];5;0)" office:value-type="string" office:string-value="Bonnie Germroth">
            <text:p>Bonnie Germroth</text:p>
          </table:table-cell>
          <table:table-cell table:style-name="ce10" table:formula="of:=OFFSET([Sheet1.A$4];5;0)" office:value-type="date" office:date-value="2010-06-15">
            <text:p>06/15/10</text:p>
          </table:table-cell>
          <table:table-cell table:style-name="ce10" table:formula="of:=OFFSET([Sheet1.B$4];5;0)" office:value-type="string" office:string-value="Cathy Romano">
            <text:p>Cathy Romano</text:p>
          </table:table-cell>
          <table:table-cell table:style-name="ce10" table:formula="of:=OFFSET([Sheet1.A$5];5;0)" office:value-type="date" office:date-value="2010-06-22">
            <text:p>06/22/10</text:p>
          </table:table-cell>
          <table:table-cell table:style-name="ce10" table:formula="of:=OFFSET([Sheet1.B$5];5;0)" office:value-type="string" office:string-value="Bonnie Germroth">
            <text:p>Bonnie Germroth</text:p>
          </table:table-cell>
        </table:table-row>
        <table:table-row table:style-name="ro3">
          <table:table-cell table:style-name="ce10" office:value-type="string">
            <text:p>Wed</text:p>
          </table:table-cell>
          <table:table-cell table:style-name="ce10" table:formula="of:=[Sheet1.A12]" office:value-type="date" office:date-value="2010-06-02">
            <text:p>06/02/10</text:p>
          </table:table-cell>
          <table:table-cell table:style-name="ce10" table:formula="of:=[Sheet1.B12]" office:value-type="string" office:string-value="Amy Bevins">
            <text:p>Amy Bevins</text:p>
          </table:table-cell>
          <table:table-cell table:formula="of:=OFFSET([Sheet1.A$3];10;0)" office:value-type="date" office:date-value="2010-06-09">
            <text:p>06/09/10</text:p>
          </table:table-cell>
          <table:table-cell table:formula="of:=OFFSET([Sheet1.B$3];10;0)" office:value-type="string" office:string-value="Mike Toothman">
            <text:p>Mike Toothman</text:p>
          </table:table-cell>
          <table:table-cell table:style-name="ce10" table:formula="of:=OFFSET([Sheet1.A$4];10;0)" office:value-type="date" office:date-value="2010-06-16">
            <text:p>06/16/10</text:p>
          </table:table-cell>
          <table:table-cell table:style-name="ce10" table:formula="of:=OFFSET([Sheet1.B$4];10;0)" office:value-type="string" office:string-value="Joel Black">
            <text:p>Joel Black</text:p>
          </table:table-cell>
          <table:table-cell table:style-name="ce10" table:formula="of:=OFFSET([Sheet1.A$5];10;0)" office:value-type="date" office:date-value="2010-06-23">
            <text:p>06/23/10</text:p>
          </table:table-cell>
          <table:table-cell table:style-name="ce10" table:formula="of:=OFFSET([Sheet1.B$5];10;0)" office:value-type="string" office:string-value="Carolyn Rill">
            <text:p>Carolyn Rill</text:p>
          </table:table-cell>
        </table:table-row>
        <table:table-row table:style-name="ro3">
          <table:table-cell table:style-name="ce10" office:value-type="string">
            <text:p>Thu</text:p>
          </table:table-cell>
          <table:table-cell table:style-name="ce10" table:formula="of:=[Sheet1.A17]" office:value-type="date" office:date-value="2010-06-03">
            <text:p>06/03/10</text:p>
          </table:table-cell>
          <table:table-cell table:style-name="ce10" table:formula="of:=[Sheet1.B17]" office:value-type="string" office:string-value="Lois Herr">
            <text:p>Lois Herr</text:p>
          </table:table-cell>
          <table:table-cell table:formula="of:=OFFSET([Sheet1.A$3];15;0)" office:value-type="date" office:date-value="2010-06-10">
            <text:p>06/10/10</text:p>
          </table:table-cell>
          <table:table-cell table:formula="of:=OFFSET([Sheet1.B$3];15;0)" office:value-type="string" office:string-value="Cindy Eisenhart">
            <text:p>Cindy Eisenhart</text:p>
          </table:table-cell>
          <table:table-cell table:style-name="ce10" table:formula="of:=OFFSET([Sheet1.A$4];15;0)" office:value-type="date" office:date-value="2010-06-17">
            <text:p>06/17/10</text:p>
          </table:table-cell>
          <table:table-cell table:style-name="ce10" table:formula="of:=OFFSET([Sheet1.B$4];15;0)" office:value-type="string" office:string-value="Carolyn Murphy">
            <text:p>Carolyn Murphy</text:p>
          </table:table-cell>
          <table:table-cell table:style-name="ce10" table:formula="of:=OFFSET([Sheet1.A$5];15;0)" office:value-type="date" office:date-value="2010-06-24">
            <text:p>06/24/10</text:p>
          </table:table-cell>
          <table:table-cell table:style-name="ce10" table:formula="of:=OFFSET([Sheet1.B$5];15;0)" office:value-type="string" office:string-value="Francesca Strecker">
            <text:p>Francesca Strecker</text:p>
          </table:table-cell>
        </table:table-row>
        <table:table-row table:style-name="ro3">
          <table:table-cell table:style-name="ce10" office:value-type="string">
            <text:p>Fri</text:p>
          </table:table-cell>
          <table:table-cell table:style-name="ce10" table:formula="of:=[Sheet1.A22]" office:value-type="date" office:date-value="2010-06-04">
            <text:p>06/04/10</text:p>
          </table:table-cell>
          <table:table-cell table:style-name="ce10" table:formula="of:=[Sheet1.B22]" office:value-type="string" office:string-value="Alex Winfrey">
            <text:p>Alex Winfrey</text:p>
          </table:table-cell>
          <table:table-cell table:formula="of:=OFFSET([Sheet1.A$3];20;0)" office:value-type="date" office:date-value="2010-06-11">
            <text:p>06/11/10</text:p>
          </table:table-cell>
          <table:table-cell table:formula="of:=OFFSET([Sheet1.B$3];20;0)" office:value-type="string" office:string-value="Laura Shelton">
            <text:p>Laura Shelton</text:p>
          </table:table-cell>
          <table:table-cell table:style-name="ce10" table:formula="of:=OFFSET([Sheet1.A$4];20;0)" office:value-type="date" office:date-value="2010-06-18">
            <text:p>06/18/10</text:p>
          </table:table-cell>
          <table:table-cell table:style-name="ce10" table:formula="of:=OFFSET([Sheet1.B$4];20;0)" office:value-type="string" office:string-value="Eva Andriuk">
            <text:p>Eva Andriuk</text:p>
          </table:table-cell>
          <table:table-cell table:style-name="ce10" table:formula="of:=OFFSET([Sheet1.A$5];20;0)" office:value-type="date" office:date-value="2010-06-25">
            <text:p>06/25/10</text:p>
          </table:table-cell>
          <table:table-cell table:style-name="ce10" table:formula="of:=OFFSET([Sheet1.B$5];20;0)" office:value-type="string" office:string-value="Jeff Hoyt">
            <text:p>Jeff Hoyt</text:p>
          </table:table-cell>
        </table:table-row>
        <table:table-row table:style-name="ro3" table:number-rows-repeated="4">
          <table:table-cell table:number-columns-repeated="9"/>
        </table:table-row>
        <table:table-row table:style-name="ro5">
          <table:table-cell table:number-columns-repeated="3"/>
          <table:table-cell table:style-name="ce11" office:value-type="string">
            <text:p>DO NOT MAKE CHANGES TO THIS SHEET!!!!!</text:p>
          </table:table-cell>
          <table:table-cell table:number-columns-repeated="5"/>
        </table:table-row>
        <table:table-row table:style-name="ro3" table:number-rows-repeated="6552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06/20/2010</text:date>, <text:time>16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2T19:27:40</meta:creation-date>
    <dc:date>2010-06-20T16:14:14</dc:date>
    <meta:editing-duration>PT13H41M00S</meta:editing-duration>
    <meta:editing-cycles>31</meta:editing-cycles>
    <meta:generator>OpenOffice.org/3.0$Linux OpenOffice.org_project/300m15$Build-9379</meta:generator>
    <meta:print-date>2009-10-27T15:39:58</meta:print-date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